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az ea font" svg:font-family="'az ea font', 'Segoe UI', 'wf segoe-ui normal', 'Segoe WP', Tahoma, Arial,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paragraph-properties fo:orphans="2" fo:widows="2"/>
      <style:text-properties fo:font-variant="normal" fo:text-transform="none" fo:color="#000000" style:font-name="Calibri" fo:font-size="10.5pt" fo:letter-spacing="normal" fo:font-style="normal" fo:font-weight="normal" style:font-size-asian="10.5pt" style:font-size-complex="10.5pt"/>
    </style:style>
    <style:style style:name="P3" style:family="paragraph" style:parent-style-name="Standard">
      <style:paragraph-properties fo:orphans="2" fo:widows="2"/>
      <style:text-properties fo:font-variant="normal" fo:text-transform="none" fo:color="#000000" style:font-name="Calibri" fo:font-size="10.5pt" fo:letter-spacing="normal" fo:font-style="normal" fo:font-weight="normal" style:font-size-asian="10.5pt" style:font-weight-asian="normal" style:font-size-complex="10.5pt" style:font-weight-complex="normal"/>
    </style:style>
    <style:style style:name="P4" style:family="paragraph" style:parent-style-name="Standard">
      <style:paragraph-properties fo:orphans="2" fo:widows="2"/>
      <style:text-properties fo:font-variant="normal" fo:text-transform="none" fo:color="#000000" style:font-name="Calibri" fo:font-size="10.5pt" fo:letter-spacing="normal" fo:font-style="normal" fo:font-weight="bold" style:font-size-asian="10.5pt" style:font-weight-asian="bold" style:font-size-complex="10.5pt"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Calibri" fo:font-size="10.5pt" fo:letter-spacing="normal" fo:font-style="normal" fo:font-weight="normal" style:font-size-asian="10.5pt" style:font-size-complex="10.5pt"/>
    </style:style>
    <style:style style:name="P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Calibri" fo:font-size="11pt" fo:letter-spacing="normal" fo:font-style="normal" fo:font-weight="bold" style:font-size-asian="11pt" style:font-weight-asian="bold" style:font-size-complex="11pt" style:font-weight-complex="bold"/>
    </style:style>
    <style:style style:name="P7" style:family="paragraph" style:parent-style-name="Standard" style:list-style-name="L1">
      <style:paragraph-properties fo:orphans="2" fo:widows="2"/>
      <style:text-properties fo:font-variant="normal" fo:text-transform="none" fo:color="#000000" style:font-name="Calibri" fo:font-size="10.5pt" fo:letter-spacing="normal" fo:font-style="normal" fo:font-weight="normal" style:font-size-asian="10.5pt" style:font-size-complex="10.5pt"/>
    </style:style>
    <style:style style:name="P8" style:family="paragraph" style:parent-style-name="Standard" style:list-style-name="L2">
      <style:paragraph-properties fo:orphans="2" fo:widows="2"/>
      <style:text-properties fo:font-variant="normal" fo:text-transform="none" fo:color="#000000" style:font-name="Calibri" fo:font-size="10.5pt" fo:letter-spacing="normal" fo:font-style="normal" fo:font-weight="normal" style:font-size-asian="10.5pt" style:font-size-complex="10.5pt"/>
    </style:style>
    <style:style style:name="P9" style:family="paragraph" style:parent-style-name="Standard">
      <style:paragraph-properties fo:text-align="start" style:justify-single-word="false" fo:orphans="2" fo:widows="2"/>
      <style:text-properties fo:font-variant="normal" fo:text-transform="none" fo:color="#000000" style:font-name="Calibri" fo:font-size="10.5pt" fo:letter-spacing="normal" fo:font-style="normal" fo:font-weight="normal" style:font-size-asian="10.5pt" style:font-weight-asian="normal" style:font-size-complex="10.5pt" style:font-weight-complex="normal"/>
    </style:style>
    <style:style style:name="P10" style:family="paragraph" style:parent-style-name="Standard" style:list-style-name="L5">
      <style:paragraph-properties fo:text-align="start" style:justify-single-word="false" fo:orphans="2" fo:widows="2"/>
      <style:text-properties fo:font-variant="normal" fo:text-transform="none" fo:color="#000000" style:font-name="Calibri" fo:font-size="10.5pt" fo:letter-spacing="normal" fo:font-style="normal" fo:font-weight="normal" style:font-size-asian="10.5pt" style:font-weight-asian="normal" style:font-size-complex="10.5pt" style:font-weight-complex="normal"/>
    </style:style>
    <style:style style:name="P11" style:family="paragraph" style:parent-style-name="Standard">
      <style:paragraph-properties fo:text-align="start" style:justify-single-word="false" fo:orphans="2" fo:widows="2"/>
      <style:text-properties fo:font-variant="normal" fo:text-transform="none" fo:color="#000000" style:font-name="Calibri" fo:font-size="10.5pt" fo:letter-spacing="normal" fo:font-style="normal" fo:font-weight="bold" style:font-size-asian="10.5pt" style:font-weight-asian="bold" style:font-size-complex="10.5pt" style:font-weight-complex="bold"/>
    </style:style>
    <style:style style:name="P12" style:family="paragraph" style:parent-style-name="Standard">
      <style:paragraph-properties fo:text-align="center" style:justify-single-word="false" fo:orphans="2" fo:widows="2"/>
      <style:text-properties fo:font-variant="normal" fo:text-transform="none" fo:color="#000000" style:font-name="Calibri" fo:font-size="11pt" fo:letter-spacing="normal" fo:font-style="normal" fo:font-weight="bold" style:font-size-asian="11pt" style:font-weight-asian="bold" style:font-size-complex="11pt" style:font-weight-complex="bold"/>
    </style:style>
    <style:style style:name="P13" style:family="paragraph" style:parent-style-name="Standard">
      <style:paragraph-properties fo:text-align="start" style:justify-single-word="false" fo:orphans="2" fo:widows="2"/>
      <style:text-properties fo:font-variant="normal" fo:text-transform="none" fo:color="#000000" style:font-name="Calibri" fo:font-size="11pt" fo:letter-spacing="normal" fo:font-style="normal" fo:font-weight="bold" style:font-size-asian="11pt" style:font-weight-asian="bold" style:font-size-complex="11pt" style:font-weight-complex="bold"/>
    </style:style>
    <style:style style:name="P14" style:family="paragraph" style:parent-style-name="Standard" style:list-style-name="L2">
      <style:paragraph-properties fo:orphans="2" fo:widows="2"/>
    </style:style>
    <style:style style:name="P15" style:family="paragraph" style:parent-style-name="Standard" style:list-style-name="L3">
      <style:paragraph-properties fo:orphans="2" fo:widows="2"/>
    </style:style>
    <style:style style:name="T1" style:family="text">
      <style:text-properties fo:font-variant="normal" fo:text-transform="none" fo:color="#000000" style:font-name="Calibri" fo:font-size="10.5pt" fo:letter-spacing="normal" fo:font-style="normal" fo:font-weight="normal" style:font-size-asian="10.5pt" style:font-size-complex="10.5pt"/>
    </style:style>
    <style:style style:name="T2" style:family="text">
      <style:text-properties fo:font-variant="normal" fo:text-transform="none" fo:color="#000000" style:font-name="Calibri" fo:font-size="10.5pt" fo:letter-spacing="normal" fo:font-style="normal" fo:font-weight="normal" style:font-size-asian="10.5pt" style:font-weight-asian="normal" style:font-size-complex="10.5pt" style:font-weight-complex="normal"/>
    </style:style>
    <style:style style:name="T3" style:family="text">
      <style:text-properties fo:font-variant="normal" fo:text-transform="none" fo:color="#000000" style:font-name="Calibri" fo:font-size="10.5pt" fo:letter-spacing="normal" fo:font-style="normal" fo:font-weight="bold" style:font-size-asian="10.5pt" style:font-size-complex="10.5pt"/>
    </style:style>
    <style:style style:name="T4" style:family="text">
      <style:text-properties fo:font-variant="normal" fo:text-transform="none" fo:color="#000000" style:text-line-through-style="none" style:font-name="Calibri" fo:font-size="10.5pt" fo:letter-spacing="normal" fo:font-style="normal" style:text-underline-style="none" fo:font-weight="normal" style:text-blinking="false" fo:background-color="transparent" style:font-size-asian="10.5pt" style:font-size-complex="10.5pt"/>
    </style:style>
    <style:style style:name="T5" style:family="text">
      <style:text-properties fo:font-variant="normal" fo:text-transform="none" fo:color="#ffffff" style:font-name="az ea font" fo:font-size="9pt" fo:letter-spacing="normal" fo:font-style="normal" fo:font-weight="normal"/>
    </style:style>
    <style:style style:name="T6" style:family="text">
      <style:text-properties fo:font-variant="normal" fo:text-transform="none" fo:color="#ffffff" style:font-name="az ea font" fo:font-size="9pt" fo:letter-spacing="normal" fo:font-style="normal" fo:font-weight="normal" style:font-size-asian="10.5pt" style:font-size-complex="10.5pt"/>
    </style:style>
    <style:style style:name="T7" style:family="text">
      <style:text-properties style:font-weight-asian="normal" style:font-weight-complex="normal"/>
    </style:style>
    <style:style style:name="T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ZURE STORAGE</text:p>
      <text:p text:style-name="P5"/>
      <text:p text:style-name="P5">Azure Storage, a component of Azure, is a Microsoft-managed service providing cloud storage that is highly available, secure, durable, scalable, and redundant. Azure Storage includes Azure Blobs (objects), Azure Data Lake Storage Gen2, Azure Files, Azure Queues, and Azure Tables. <text:s/>A storage account needs to be created to use Azure Storage. <text:s/>Multiple Storage Accounts can be created in an Azure Subscription. </text:p>
      <text:p text:style-name="P5"/>
      <text:p text:style-name="P5">More on types of storage accounts:</text:p>
      <text:list xml:id="list1734784322935127605" text:style-name="L1">
        <text:list-item>
          <text:p text:style-name="P7">Blobs Storage: Binary Large Objects; any type of file or binary data and for storing unstructured data.</text:p>
          <text:p text:style-name="P7">E.g., Documents, images, videos. Log files, VM Disks.</text:p>
        </text:list-item>
        <text:list-item>
          <text:p text:style-name="P7">Table Storage: Tables to store data; they have no schema. <text:s/>Developers can use table storage to develop based on fast changing requirements.</text:p>
        </text:list-item>
        <text:list-item>
          <text:p text:style-name="P7">Queue Storage: <text:s/>When distributed applications need to communicate asynchronously, this is one mechanism.</text:p>
        </text:list-item>
        <text:list-item>
          <text:p text:style-name="P7">File Storage: <text:s/>It's similar to file share. <text:s/>It can be mapped using a network drive.</text:p>
        </text:list-item>
      </text:list>
      <text:p text:style-name="P2"/>
      <text:p text:style-name="P2"/>
      <text:p text:style-name="P4">CREATING A STORAGE ACCOUNT:</text:p>
      <text:list xml:id="list5091734384549793605" text:style-name="L2">
        <text:list-header>
          <text:p text:style-name="P8"/>
          <text:p text:style-name="P8">Home page of Azure Portal &gt; Storage accounts &gt; Add (Create Storage Account)</text:p>
          <text:p text:style-name="P8"/>
          <text:p text:style-name="P8">Fill the following required fields:</text:p>
          <text:p text:style-name="P8"/>
        </text:list-header>
        <text:list-item>
          <text:p text:style-name="P8">Project details:</text:p>
          <text:p text:style-name="P8"/>
          <text:p text:style-name="P8">i. <text:s text:c="2"/>Subscription</text:p>
          <text:p text:style-name="P8"><text:s text:c="5"/>Resource group </text:p>
          <text:p text:style-name="P8"><text:s text:c="5"/>(A resource group is a <text:s/>logical container that holds related resources for an Azure solution.)</text:p>
          <text:p text:style-name="P8"/>
        </text:list-item>
        <text:list-item>
          <text:p text:style-name="P8">Instance details:</text:p>
          <text:p text:style-name="P8"/>
          <text:p text:style-name="P8">i. <text:s text:c="2"/>Storage Account Name</text:p>
          <text:p text:style-name="P14"><text:span text:style-name="T1"><text:s text:c="5"/>(The name must be unique across all existing storage account names in Azure. <text:s/>It must have 3 to 24 characters and can contain only lowercase letters and numbers.)</text:span><text:span text:style-name="T6"> </text:span><text:span text:style-name="T5">ure. It must be 3 to 24 characters long, a</text:span></text:p>
          <text:p text:style-name="P8"/>
          <text:p text:style-name="P8">ii. <text:s/>Location</text:p>
          <text:p text:style-name="P8"/>
          <text:p text:style-name="P8">iii. Performance: There are two available options-</text:p>
          <text:p text:style-name="P8"><text:s text:c="5"/>a. <text:span text:style-name="T7">Standard</text:span>: backed by magnetic drives and provide the lowest cost per GB; best for bulk storage or <text:s text:c="3"/></text:p>
          <text:p text:style-name="P8"><text:s text:c="9"/>where data is accessed infrequently.</text:p>
          <text:p text:style-name="P8"><text:s text:c="5"/>b. <text:span text:style-name="T7">Premium</text:span>: Backed by solid state drives and offer consistent, low-latency performance. <text:s/>Can only be </text:p>
          <text:p text:style-name="P8"><text:s text:c="10"/>used with Azure virtual machine disks. <text:s/></text:p>
          <text:p text:style-name="P8"><text:s text:c="5"/>This setting can not be changed after the storage account is created.</text:p>
          <text:p text:style-name="P8"/>
          <text:p text:style-name="P8">iv. Acount kind: <text:s/>Three types are available</text:p>
          <text:p text:style-name="P14"><text:span text:style-name="Strong_20_Emphasis"><text:span text:style-name="T1"><text:s text:c="5"/>a. </text:span></text:span><text:span text:style-name="Strong_20_Emphasis"><text:span text:style-name="T2">General-purpose v2 accounts</text:span></text:span><text:span text:style-name="T1">: Basic storage account type for blobs, files, queues, and tables.</text:span></text:p>
          <text:p text:style-name="P8"><text:s text:c="9"/>Recommended for most scenarios using Azure Storage.</text:p>
          <text:p text:style-name="P14"><text:span text:style-name="Strong_20_Emphasis"><text:span text:style-name="T3"><text:s text:c="5"/></text:span></text:span><text:span text:style-name="Strong_20_Emphasis"><text:span text:style-name="T2">b</text:span></text:span><text:span text:style-name="Strong_20_Emphasis"><text:span text:style-name="T3">. </text:span></text:span><text:span text:style-name="Strong_20_Emphasis"><text:span text:style-name="T2">General-purpose v1 accounts</text:span></text:span><text:span text:style-name="T1">: Legacy account type for blobs, files, queues, and tables. Use general</text:span></text:p>
          <text:p text:style-name="P8"><text:s text:c="9"/>purpose v2 accounts instead when possible.</text:p>
          <text:p text:style-name="P14"><text:span text:style-name="Strong_20_Emphasis"><text:span text:style-name="T1"><text:s text:c="5"/>c.</text:span></text:span><text:span text:style-name="Strong_20_Emphasis"><text:span text:style-name="T2"> Blob storage accounts</text:span></text:span><text:span text:style-name="T1">: Blob-only storage accounts. Use general-purpose v2 accounts instead when</text:span></text:p>
          <text:p text:style-name="P8"><text:s text:c="9"/>possible.</text:p>
          <text:p text:style-name="P8"/>
          <text:p text:style-name="P8">v. <text:s/>Replication:</text:p>
          <text:p text:style-name="P8"><text:s text:c="5"/>Replication options for a storage account include:</text:p>
          <text:p text:style-name="P14"><text:span text:style-name="T4"><text:s text:c="5"/>a. Locally-redundant storage(LRS)</text:span><text:span text:style-name="T1">: A simple, low-cost replication strategy. Data is replicated within a</text:span></text:p>
          <text:p text:style-name="P8"><text:s text:c="9"/>single storage scale unit.</text:p>
          <text:p text:style-name="P14"><text:soft-page-break/><text:span text:style-name="T4"><text:s text:c="5"/>b. Zone-redundant storage (ZRS)</text:span><text:span text:style-name="T1">: Replication for high availability and durability. Data is replicated</text:span></text:p>
          <text:p text:style-name="P8"><text:s text:c="9"/>synchronously across three availability zones.</text:p>
          <text:p text:style-name="P14"><text:span text:style-name="T4"><text:s text:c="5"/>c. Geo-redundant storage (GRS)</text:span><text:span text:style-name="T1">: Cross-regional replication to protect against region-wide</text:span></text:p>
          <text:p text:style-name="P8"><text:s text:c="9"/>unavailability.</text:p>
          <text:p text:style-name="P14"><text:span text:style-name="T4"><text:s text:c="5"/>d. Read-access geo-redundant storage (RA_GRS)</text:span><text:span text:style-name="T1">: Cross-regional replication with read access to the</text:span></text:p>
          <text:p text:style-name="P8"><text:s text:c="9"/>replica.</text:p>
          <text:p text:style-name="P8"/>
          <text:p text:style-name="P8">vi. Access tier: <text:s/>There are two available access tier options-</text:p>
          <text:p text:style-name="P8"><text:s text:c="5"/>a. Hot Access tier: <text:s/>suitable for frequently accessed data.</text:p>
          <text:p text:style-name="P8"><text:s text:c="5"/>b. Cool Access tier: <text:s/>suitable for infrequently accessed data.</text:p>
          <text:p text:style-name="P8"><text:s text:c="9"/>The Archive access tier can be set only at the blob level and not for the entire storage account.</text:p>
        </text:list-item>
      </text:list>
      <text:p text:style-name="P1"/>
      <text:list xml:id="list1189357786347119738" text:style-name="L3">
        <text:list-header>
          <text:p text:style-name="P15"><text:span text:style-name="T6">isks qualify for a 99.9% SLA, even when running outside of an availability set. This setting can't be changed </text:span><text:span text:style-name="T1">Select Review + Create to review the storage account settings and create the account. </text:span></text:p>
        </text:list-header>
      </text:list>
      <text:p text:style-name="P2"/>
      <text:p text:style-name="P4"/>
      <text:p text:style-name="P4">CREATING A BLOB:</text:p>
      <text:p text:style-name="P3">Blob is a massively scalable storage object for unstructured data. <text:s/>It can scale up or down based on the need, making it easily manageable and cost effective. <text:s/></text:p>
      <text:p text:style-name="P3">To create a blob storage, choose the storage account in which the files need to be stored in.</text:p>
      <text:p text:style-name="P3">Under 'Services', select 'Blobs'.</text:p>
      <text:p text:style-name="P3">Select 'Container' to create a container. <text:s/>Give a name to the container and set the appropriate public access level.</text:p>
      <text:p text:style-name="P3">Click 'OK' to create the container.</text:p>
      <text:p text:style-name="P3">From the list of containers available, click on the one in which the files need to be saved.</text:p>
      <text:p text:style-name="P3">Click on 'Upload' <text:s/>and browse to upload files to the container.</text:p>
      <text:p text:style-name="P3"/>
      <text:p text:style-name="P3"/>
      <text:p text:style-name="P12">VIRTUAL MACHINE</text:p>
      <text:p text:style-name="P13"/>
      <text:p text:style-name="P13"/>
      <text:p text:style-name="P11">CREATING A VIRTUAL MACHINE:</text:p>
      <text:p text:style-name="P11"><text:span text:style-name="T8">Go to 'Create Virtual Machine'. <text:s/>Fill the following required fields</text:span></text:p>
      <text:list xml:id="list6261107022584032054" text:style-name="L5">
        <text:list-header>
          <text:p text:style-name="P10">i. <text:s text:c="2"/>Basic:</text:p>
          <text:p text:style-name="P10"><text:s text:c="5"/>Project details (Subscription and Resource Group)</text:p>
          <text:p text:style-name="P10"><text:s text:c="5"/>Instance details (Virtual Machine Name, Region, Availability options, Image, Size)</text:p>
          <text:p text:style-name="P10"><text:s text:c="5"/>Create Administrative account (Select Password in Authentication type, give username and create </text:p>
          <text:p text:style-name="P10"><text:s text:c="6"/>password)</text:p>
          <text:p text:style-name="P10"><text:s text:c="4"/>Public inbound ports</text:p>
          <text:p text:style-name="P10">Click Next: Disks &gt;</text:p>
          <text:p text:style-name="P10">ii. <text:s/>Disk options:</text:p>
          <text:p text:style-name="P10"><text:s text:c="5"/>OS disk type (Premium SSD, Standard SSD, Standard HDD)</text:p>
          <text:p text:style-name="P10"><text:s text:c="5"/>Data disks (default option)</text:p>
          <text:p text:style-name="P10">Click Next: Networking &gt;</text:p>
          <text:p text:style-name="P10">iii. Networking:</text:p>
          <text:p text:style-name="P10"><text:s text:c="5"/>Network interface: <text:s/>It will be created on its own.</text:p>
          <text:p text:style-name="P10"><text:s text:c="5"/>Configure Virtual networks (Virtual network, subnet, public IP, <text:s/>NIC network security group, Public</text:p>
          <text:p text:style-name="P10"><text:s text:c="5"/>inbound ports, Accelerated networking), use default options.</text:p>
          <text:p text:style-name="P10">Click Next: Management &gt;</text:p>
          <text:p text:style-name="P10">iv. <text:s/>Management:</text:p>
          <text:p text:style-name="P10"><text:s text:c="6"/>Monitoring ( Boot diagnostics , OS guest diagnostics, Diagnosticss storage account )</text:p>
          <text:p text:style-name="P10"><text:s text:c="6"/>Identity (System assigned managed identity) </text:p>
          <text:p text:style-name="P10"><text:s text:c="6"/>Auto-shutdown ( Enable auto- shutdown)</text:p>
          <text:p text:style-name="P10"><text:s text:c="6"/>Backup ( Enable backup )</text:p>
          <text:p text:style-name="P10">Click Next: Guest config &gt;</text:p>
          <text:p text:style-name="P10">v. <text:s text:c="2"/>Guest config</text:p>
          <text:p text:style-name="P10"><text:s text:c="6"/>Extensions</text:p>
          <text:p text:style-name="P10"><text:soft-page-break/><text:s text:c="5"/>Cloud init</text:p>
          <text:p text:style-name="P10">Click Next: Tags &gt;</text:p>
          <text:p text:style-name="P10">vi. Tags ( enter Name, Value and Resource)</text:p>
          <text:p text:style-name="P10">Click Review + Create</text:p>
          <text:p text:style-name="P10"/>
          <text:p text:style-name="P10"><text:s text:c="4"/></text:p>
        </text:list-header>
      </text:list>
      <text:p text:style-name="P9">CONNECTING THE VIRTUAL MACHINE TO THE SYSTEM:</text:p>
      <text:p text:style-name="P9">1. Select the virtual machine.</text:p>
      <text:p text:style-name="P9">2. Click 'connect'.</text:p>
      <text:p text:style-name="P9">3. Select RDP (for Windows) or SSH (for Linux)</text:p>
      <text:p text:style-name="P9">4. Click on 'Downlaod RDP file'</text:p>
      <text:p text:style-name="P9">5. Click 'connect on remote desktop connection'.</text:p>
      <text:p text:style-name="P9">6. Enter your credentials.</text:p>
      <text:p text:style-name="P9">It will get connect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az ea font" svg:font-family="'az ea font', 'Segoe UI', 'wf segoe-ui normal', 'Segoe WP', Tahoma, Arial,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2M17S</meta:editing-duration>
    <meta:editing-cycles>5</meta:editing-cycles>
    <meta:generator>OpenOffice/4.1.3$Win32 OpenOffice.org_project/413m1$Build-9783</meta:generator>
    <dc:date>2019-02-22T19:41:28.68</dc:date>
    <meta:document-statistic meta:table-count="0" meta:image-count="0" meta:object-count="0" meta:page-count="3" meta:paragraph-count="95" meta:word-count="865" meta:character-count="5642"/>
    <meta:user-defined meta:name="Info 1"/>
    <meta:user-defined meta:name="Info 2"/>
    <meta:user-defined meta:name="Info 3"/>
    <meta:user-defined meta:name="Info 4"/>
  </office:meta>
</office:document-meta>
</file>